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mage nam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Sasso Facile Bo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office:value-type="string" calcext:value-type="string">
            <text:p>Beautiful Mind</text:p>
          </table:table-cell>
          <table:table-cell office:value-type="string" calcext:value-type="string">
            <text:p>Primo Blocco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/>
          <table:table-cell office:value-type="string" calcext:value-type="string">
            <text:p>Due Sassi 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/>
          <table:table-cell office:value-type="string" calcext:value-type="string">
            <text:p>Due Sassi 2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8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8:54:27.7966890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7:48:08.445235385</meta:creation-date>
    <dc:date>2021-08-19T18:56:41.299185284</dc:date>
    <meta:editing-duration>PT11M34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